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style:font-name-complex="Arial" fo:language="es" fo:country="ES"/>
    </style:style>
    <style:style style:name="P4" style:parent-style-name="Normal" style:family="paragraph">
      <style:text-properties style:font-name="Arial" style:font-name-complex="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Párrafodelista" style:family="paragraph">
      <style:text-properties style:font-name="Arial" style:font-name-complex="Arial" fo:language="es" fo:country="ES"/>
    </style:style>
    <style:style style:name="P7" style:parent-style-name="Párrafodelista" style:family="paragraph">
      <style:text-properties style:font-name="Arial" style:font-name-complex="Arial" fo:language="es" fo:country="ES"/>
    </style:style>
    <style:style style:name="P8" style:parent-style-name="Párrafodelista" style:family="paragraph">
      <style:text-properties style:font-name="Arial" style:font-name-complex="Arial" fo:language="es" fo:country="ES"/>
    </style:style>
    <style:style style:name="P9" style:parent-style-name="Párrafodelista" style:family="paragraph">
      <style:text-properties style:font-name="Arial" style:font-name-complex="Arial" fo:language="es" fo:country="ES"/>
    </style:style>
    <style:style style:name="P10" style:parent-style-name="Párrafodelista" style:family="paragraph">
      <style:text-properties style:font-name="Arial" style:font-name-complex="Arial" fo:language="es" fo:country="ES"/>
    </style:style>
    <style:style style:name="P11" style:parent-style-name="Párrafodelista" style:family="paragraph">
      <style:text-properties style:font-name="Arial" style:font-name-complex="Arial" fo:language="es" fo:country="ES"/>
    </style:style>
    <style:style style:name="P12" style:parent-style-name="Párrafodelista" style:family="paragraph">
      <style:text-properties style:font-name="Arial" style:font-name-complex="Arial" fo:language="es" fo:country="ES"/>
    </style:style>
    <style:style style:name="P13" style:parent-style-name="Párrafodelista" style:family="paragraph">
      <style:text-properties style:font-name="Arial" style:font-name-complex="Arial" fo:language="es" fo:country="ES"/>
    </style:style>
    <style:style style:name="P14" style:parent-style-name="Párrafodelista" style:family="paragraph">
      <style:text-properties style:font-name="Arial" style:font-name-complex="Arial" fo:language="es" fo:country="ES"/>
    </style:style>
    <style:style style:name="P15" style:parent-style-name="Título1" style:family="paragraph">
      <style:text-properties style:font-name="Calisto MT" fo:font-weight="bold" style:font-weight-asian="bold" fo:language="es" fo:country="ES"/>
    </style:style>
    <style:style style:name="P16" style:parent-style-name="Párrafodelista" style:family="paragraph">
      <style:text-properties style:font-name="Arial" style:font-name-complex="Arial" fo:language="es" fo:country="ES"/>
    </style:style>
    <style:style style:name="P17" style:parent-style-name="Párrafodelista" style:family="paragraph">
      <style:text-properties style:font-name="Arial" style:font-name-complex="Arial" fo:language="es" fo:country="ES"/>
    </style:style>
    <style:style style:name="P18" style:parent-style-name="Párrafodelista" style:family="paragraph">
      <style:text-properties style:font-name="Arial" style:font-name-complex="Arial" fo:language="es" fo:country="ES"/>
    </style:style>
    <style:style style:name="P19" style:parent-style-name="Párrafodelista" style:family="paragraph">
      <style:text-properties style:font-name="Arial" style:font-name-complex="Arial" fo:language="es" fo:country="ES"/>
    </style:style>
    <style:style style:name="P20" style:parent-style-name="Párrafodelista" style:family="paragraph">
      <style:text-properties style:font-name="Arial" style:font-name-complex="Arial" fo:language="es" fo:country="ES"/>
    </style:style>
    <style:style style:name="P21" style:parent-style-name="Párrafodelista" style:family="paragraph">
      <style:text-properties style:font-name="Arial" style:font-name-complex="Arial" fo:language="es" fo:country="ES"/>
    </style:style>
    <style:style style:name="P22" style:parent-style-name="Párrafodelista" style:family="paragraph">
      <style:text-properties style:font-name="Arial" style:font-name-complex="Arial" fo:language="es" fo:country="ES"/>
    </style:style>
    <style:style style:name="P23" style:parent-style-name="Párrafodelista" style:family="paragraph">
      <style:text-properties style:font-name="Arial" style:font-name-complex="Arial" fo:language="es" fo:country="ES"/>
    </style:style>
    <style:style style:name="P24" style:parent-style-name="Párrafodelista" style:family="paragraph">
      <style:text-properties style:font-name="Arial" style:font-name-complex="Arial" fo:language="es" fo:country="ES"/>
    </style:style>
    <style:style style:name="P25" style:parent-style-name="Párrafodelista" style:family="paragraph">
      <style:text-properties style:font-name="Arial" style:font-name-complex="Arial" fo:language="es" fo:country="ES"/>
    </style:style>
    <style:style style:name="P26" style:parent-style-name="Párrafodelista" style:family="paragraph">
      <style:text-properties style:font-name="Arial" style:font-name-complex="Arial" fo:language="es" fo:country="ES"/>
    </style:style>
    <style:style style:name="P27" style:parent-style-name="Párrafodelista" style:family="paragraph">
      <style:text-properties style:font-name="Arial" style:font-name-complex="Arial" fo:language="es" fo:country="ES"/>
    </style:style>
    <style:style style:name="P28" style:parent-style-name="Párrafodelista" style:family="paragraph">
      <style:text-properties style:font-name="Arial" style:font-name-complex="Arial" fo:language="es" fo:country="ES"/>
    </style:style>
    <style:style style:name="P29" style:parent-style-name="Párrafodelista" style:family="paragraph">
      <style:text-properties style:font-name="Arial" style:font-name-complex="Arial" fo:language="es" fo:country="ES"/>
    </style:style>
    <style:style style:name="P30" style:parent-style-name="Párrafodelista" style:family="paragraph">
      <style:text-properties style:font-name="Arial" style:font-name-complex="Arial" fo:language="es" fo:country="ES"/>
    </style:style>
    <style:style style:name="P31" style:parent-style-name="Párrafodelista" style:family="paragraph">
      <style:text-properties style:font-name="Arial" style:font-name-complex="Arial" fo:language="es" fo:country="ES"/>
    </style:style>
    <style:style style:name="P32" style:parent-style-name="Párrafodelista" style:family="paragraph">
      <style:text-properties style:font-name="Arial" style:font-name-complex="Arial" fo:language="es" fo:country="ES"/>
    </style:style>
    <style:style style:name="P33" style:parent-style-name="Párrafodelista" style:family="paragraph">
      <style:text-properties style:font-name="Arial" style:font-name-complex="Arial" fo:language="es" fo:country="ES"/>
    </style:style>
    <style:style style:name="P34" style:parent-style-name="Párrafodelista" style:family="paragraph">
      <style:text-properties style:font-name="Arial" style:font-name-complex="Arial" fo:language="es" fo:country="ES"/>
    </style:style>
    <style:style style:name="P35" style:parent-style-name="Párrafodelista" style:family="paragraph">
      <style:text-properties style:font-name="Arial" style:font-name-complex="Arial" fo:language="es" fo:country="ES"/>
    </style:style>
    <style:style style:name="P36" style:parent-style-name="Párrafodelista" style:family="paragraph">
      <style:text-properties style:font-name="Arial" style:font-name-complex="Arial" fo:language="es" fo:country="ES"/>
    </style:style>
    <style:style style:name="P37" style:parent-style-name="Párrafodelista" style:family="paragraph">
      <style:text-properties style:font-name="Arial" style:font-name-complex="Arial" fo:language="es" fo:country="ES"/>
    </style:style>
    <style:style style:name="P38" style:parent-style-name="Párrafodelista" style:family="paragraph">
      <style:text-properties style:font-name="Arial" style:font-name-complex="Arial" fo:language="es" fo:country="ES"/>
    </style:style>
    <style:style style:name="P39" style:parent-style-name="Párrafodelista" style:family="paragraph">
      <style:text-properties style:font-name="Arial" style:font-name-complex="Arial" fo:language="es" fo:country="ES"/>
    </style:style>
    <style:style style:name="P40" style:parent-style-name="Párrafodelista" style:family="paragraph">
      <style:text-properties style:font-name="Arial" style:font-name-complex="Arial" fo:language="es" fo:country="ES"/>
    </style:style>
    <style:style style:name="P41" style:parent-style-name="Párrafodelista" style:family="paragraph">
      <style:text-properties style:font-name="Arial" style:font-name-complex="Arial" fo:language="es" fo:country="ES"/>
    </style:style>
    <style:style style:name="P42" style:parent-style-name="Párrafodelista" style:family="paragraph">
      <style:text-properties style:font-name="Arial" style:font-name-complex="Arial" fo:language="es" fo:country="ES"/>
    </style:style>
    <style:style style:name="P43" style:parent-style-name="Párrafodelista" style:family="paragraph">
      <style:text-properties style:font-name="Arial" style:font-name-complex="Arial" fo:language="es" fo:country="ES"/>
    </style:style>
    <style:style style:name="P44" style:parent-style-name="Párrafodelista" style:family="paragraph">
      <style:text-properties style:font-name="Arial" style:font-name-complex="Arial" fo:language="es" fo:country="ES"/>
    </style:style>
    <style:style style:name="P45" style:parent-style-name="Párrafodelista" style:family="paragraph">
      <style:paragraph-properties fo:margin-left="1in">
        <style:tab-stops/>
      </style:paragraph-properties>
      <style:text-properties style:font-name="Arial" style:font-name-complex="Arial" fo:language="es" fo:country="ES"/>
    </style:style>
    <style:style style:name="T46" style:parent-style-name="Fuentedepárrafopredeter." style:family="text">
      <style:text-properties style:font-name="Calisto MT" fo:font-weight="bold" style:font-weight-asian="bold" fo:language="es" fo:country="ES"/>
    </style:style>
    <style:style style:name="P47" style:parent-style-name="Título1" style:family="paragraph">
      <style:text-properties style:font-name="Arial" style:font-name-complex="Arial" style:use-window-font-color="true" fo:font-size="12pt" style:font-size-asian="12pt" style:font-size-complex="12pt" fo:language="es" fo:country="ES"/>
    </style:style>
    <style:style style:name="P48" style:parent-style-name="Párrafodelista" style:family="paragraph">
      <style:text-properties style:font-name="Arial" style:font-name-complex="Arial" fo:font-size="12pt" style:font-size-asian="12pt" style:font-size-complex="12pt" fo:language="es" fo:country="ES"/>
    </style:style>
    <style:style style:name="P49" style:parent-style-name="Párrafodelista" style:family="paragraph">
      <style:text-properties style:font-name="Arial" style:font-name-complex="Arial" fo:font-size="12pt" style:font-size-asian="12pt" style:font-size-complex="12pt" fo:language="es" fo:country="ES"/>
    </style:style>
    <style:style style:name="P50" style:parent-style-name="Párrafodelista" style:family="paragraph">
      <style:text-properties style:font-name="Arial" style:font-name-complex="Arial" fo:font-size="12pt" style:font-size-asian="12pt" style:font-size-complex="12pt" fo:language="es" fo:country="ES"/>
    </style:style>
    <style:style style:name="P51" style:parent-style-name="Párrafodelista" style:family="paragraph">
      <style:text-properties style:font-name="Arial" style:font-name-complex="Arial" fo:font-size="12pt" style:font-size-asian="12pt" style:font-size-complex="12pt" fo:language="es" fo:country="ES"/>
    </style:style>
    <style:style style:name="P52" style:parent-style-name="Párrafodelista" style:family="paragraph">
      <style:text-properties style:font-name="Arial" style:font-name-complex="Arial" fo:font-size="12pt" style:font-size-asian="12pt" style:font-size-complex="12pt" fo:language="es" fo:country="ES"/>
    </style:style>
    <style:style style:name="P53" style:parent-style-name="Párrafodelista" style:family="paragraph">
      <style:text-properties style:font-name="Arial" style:font-name-complex="Arial" fo:font-size="12pt" style:font-size-asian="12pt" style:font-size-complex="12pt" fo:language="es" fo:country="ES"/>
    </style:style>
    <style:style style:name="P54" style:parent-style-name="Normal" style:family="paragraph">
      <style:text-properties style:font-name="Arial" style:font-name-complex="Arial" fo:color="#4472C4" fo:font-size="12pt" style:font-size-asian="12pt" style:font-size-complex="12pt" fo:language="es" fo:country="ES"/>
    </style:style>
    <style:style style:name="P55" style:parent-style-name="Normal" style:family="paragraph">
      <style:text-properties style:font-name="Arial" style:font-name-complex="Arial" fo:color="#4472C4" fo:font-size="12pt" style:font-size-asian="12pt" style:font-size-complex="12pt" fo:language="es" fo:country="ES"/>
    </style:style>
    <style:style style:name="P56" style:parent-style-name="Normal" style:family="paragraph">
      <style:text-properties style:font-name="Arial" style:font-name-complex="Arial" fo:color="#4472C4" fo:font-size="12pt" style:font-size-asian="12pt" style:font-size-complex="12pt" fo:language="es" fo:country="ES"/>
    </style:style>
    <style:style style:name="P57" style:parent-style-name="Normal" style:family="paragraph">
      <style:text-properties style:font-name="Arial" style:font-name-complex="Arial" fo:color="#4472C4" fo:font-size="12pt" style:font-size-asian="12pt" style:font-size-complex="12pt" fo:language="es" fo:country="ES"/>
    </style:style>
    <style:style style:name="P58" style:parent-style-name="Normal" style:family="paragraph">
      <style:text-properties style:font-name="Arial" style:font-name-complex="Arial" fo:color="#4472C4" fo:font-size="12pt" style:font-size-asian="12pt" style:font-size-complex="12pt" fo:language="es" fo:country="ES"/>
    </style:style>
    <style:style style:name="P59" style:parent-style-name="Título" style:family="paragraph">
      <style:text-properties style:font-name="Arial" style:font-name-complex="Arial" fo:color="#4472C4" fo:font-size="12pt" style:font-size-asian="12pt" style:font-size-complex="12pt" fo:language="es" fo:country="ES"/>
    </style:style>
    <style:style style:name="P60" style:parent-style-name="Título" style:family="paragraph">
      <style:text-properties style:font-name="Arial" style:font-name-complex="Arial" fo:color="#4472C4" fo:font-size="12pt" style:font-size-asian="12pt" style:font-size-complex="12pt" fo:language="es" fo:country="ES"/>
    </style:style>
    <style:style style:name="P61" style:parent-style-name="Normal" style:family="paragraph">
      <style:text-properties fo:language="es" fo:country="ES"/>
    </style:style>
  </office:automatic-styles>
  <office:body>
    <office:text text:use-soft-page-breaks="true">
      <text:p text:style-name="P1">Acme Shop</text:p>
      <text:p text:style-name="P2"/>
      <text:p text:style-name="P3">Acme Shop es una plataforma de<text:s/>subasta y<text:s/>venta online tanto para particulares como para tiendas.<text:s/>En ella los usuarios pueden añadir objetos que quieran poner a la venta o en subasta para que otros usuarios interesados puedan comprarlos o pujar por ellos.</text:p>
      <text:p text:style-name="P4">La finalidad de este proyecto es desarrollar un sistema de información web para ayudar a Acme Shop a gestionar su negocio. Este documento provee una<text:s/>descripción de los requisitos.</text:p>
      <text:h text:style-name="P5" text:outline-level="1">Requisitos de información</text:h>
      <text:list text:style-name="LFO1" text:continue-numbering="true">
        <text:list-item>
          <text:p text:style-name="P6">El sistema debe<text:s/>tener cuatros tipos de actores: administradores, moderadores, usuarios y<text:s/>comercios.<text:s/>Sobre ellos debe almacenar el correo electrónico. Adicionalmente, sobre los usuarios debe guardar el nombre, los apellidos y un teléfono de contacto. Sobre los comercios también deberá almacenar su nombre, el email de<text:s/>PayPal<text:s/>y el número de identificación fiscal.<text:s/></text:p>
        </text:list-item>
        <text:list-item>
          <text:p text:style-name="P7">Algunos actores pueden publicar anuncios sobre los objetos que quieran poner a la venta o en subasta. De dichos anuncios el sistema guardará el nombre del objeto, una descripción, una foto opcional, la fecha en la cual se publicará dicho anuncio,<text:s/>una lista de palabras claves<text:s/>y una fecha a partir de la cual el objeto ya no estará a la venta. Existen tres tipos de anuncios, anuncio exprés, anuncio de tienda, y anuncio de subasta.</text:p>
          <text:list text:continue-numbering="true">
            <text:list-item>
              <text:p text:style-name="P8">Anuncio Express: Son los anuncios de objetos únicos, también deberán tener un precio de venta.</text:p>
            </text:list-item>
            <text:list-item>
              <text:p text:style-name="P9">Anuncio Tienda: Son anuncios de un objeto del cual se tiene stock. Además de la información de los anuncios generales deberá guardar un precio de compra y el número de objetos que se tiene en stock.</text:p>
            </text:list-item>
            <text:list-item>
              <text:p text:style-name="P10">Anuncio Subasta: Son subastas en las cuales los usuarios podrán hacer pujas para adquirir el objeto. Solo el usuario que haya hecho la puja más alta deberá pagar el precio y se llevará el objeto.<text:s/>Sobre ellas se guardará el precio mínimo en el cual empieza la subasta, un precio de compra instantánea si el creador lo considera oportuno y si la subasta es secreta o abierta.<text:s/>En una subasta secreta los usuarios hacen una sola puja y no pueden ver la puja del resto de usuarios.<text:s/></text:p>
            </text:list-item>
          </text:list>
        </text:list-item>
        <text:list-item>
          <text:p text:style-name="P11">Los usuarios tendrán un carrito de la compra en el cual añadir los productos que se quieren comprar. En dicho carrito habrá una lista de artículos y la cantidad de dichos artículos que se quiera comprar.</text:p>
        </text:list-item>
        <text:list-item>
          <text:p text:style-name="P12">Una vez un usuario haya pagado<text:s/>un carrito de la compra<text:s/>el sistema deberá guardar la siguiente información sobre dicha compra: el comprador que la efectúa, la fecha en la que se paga, los datos de facturación del comprador, los datos de envío del comprador, él estado de la venta<text:s/>y la lista de artículos con la cantidad de artículos que se han comprado.<text:s/></text:p>
        </text:list-item>
        <text:list-item>
          <text:p text:style-name="P13">Los datos de facturación de una compra incluyen nombre, apellidos, país, ciudad, código postal y número de identificación legal de la persona que realiza el pago.</text:p>
        </text:list-item>
        <text:list-item>
          <text:p text:style-name="P14">Los datos de envío de una compra incluyen:<text:s/>país, ciudad, código postal y dirección.<text:s/></text:p>
        </text:list-item>
      </text:list>
      <text:soft-page-break/>
      <text:h text:style-name="P15" text:outline-level="1">Requisitos funcionales</text:h>
      <text:list text:style-name="LFO1" text:continue-numbering="true">
        <text:list-item>
          <text:p text:style-name="P16">Un<text:s/>actor<text:s/>no autentificado en el sistema deberá poder:</text:p>
          <text:list text:continue-numbering="true">
            <text:list-item>
              <text:p text:style-name="P17">Registrarse en el sistema como usuario o como comercio.<text:s/>El registro de un comercio deberá ser verificado por el administrador o uno de los moderadores.</text:p>
            </text:list-item>
            <text:list-item>
              <text:p text:style-name="P18">Navegar la lista de anuncios publicados y acceder a la exposición detallada del mismo.</text:p>
            </text:list-item>
            <text:list-item>
              <text:p text:style-name="P19">Navegar desde un anuncio a otros anuncios similares. Un anuncio similar es aquel con el que comparte palabras claves o cuyo título es parecido.</text:p>
            </text:list-item>
            <text:list-item>
              <text:p text:style-name="P20">Hacer una búsqueda de anuncios publicados por palabras claves.</text:p>
            </text:list-item>
          </text:list>
        </text:list-item>
        <text:list-item>
          <text:p text:style-name="P21">Un actor autentificado deberá poder:</text:p>
          <text:list text:continue-numbering="true">
            <text:list-item>
              <text:p text:style-name="P22">Hacer lo mismo que uno no autentificado menos registrarse en el sistema.</text:p>
            </text:list-item>
          </text:list>
        </text:list-item>
        <text:list-item>
          <text:p text:style-name="P23">Un actor autentificado como moderador deberá poder:</text:p>
          <text:list text:continue-numbering="true">
            <text:list-item>
              <text:p text:style-name="P24">Banear<text:s/>usuarios y comercios<text:s/>si detecta actividad inadecuada.<text:s/></text:p>
            </text:list-item>
            <text:list-item>
              <text:p text:style-name="P25">Borrar anuncios<text:s/>que crea que son inadecuados.</text:p>
            </text:list-item>
            <text:list-item>
              <text:p text:style-name="P26">Verificar la creación de un comercio.</text:p>
            </text:list-item>
          </text:list>
        </text:list-item>
        <text:list-item>
          <text:p text:style-name="P27">Un actor autentificado como administrador deberá poder:</text:p>
          <text:list text:continue-numbering="true">
            <text:list-item>
              <text:p text:style-name="P28">Hacer lo mismo que un moderador.</text:p>
            </text:list-item>
            <text:list-item>
              <text:p text:style-name="P29">Controlar las siguientes variables del sistema sin tener que reiniciarlo: El IVA aplicado a las compras, el mensaje de bienvenida en inglés, el mensaje de bienvenida 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text:p>
            </text:list-item>
            <text:list-item>
              <text:p text:style-name="P30">Crear usuarios de cualquier rol.</text:p>
            </text:list-item>
          </text:list>
        </text:list-item>
        <text:list-item>
          <text:p text:style-name="P31">Un actor autentificado como usuario deberá poder:</text:p>
          <text:list text:continue-numbering="true">
            <text:list-item>
              <text:p text:style-name="P32">Gestionar sus anuncios<text:s/>exprés y de subasta,<text:s/>lo que incluye crearlos, listarlos, editarlos y borrarlos. Una vez que un anuncio esté publicado no puede ser editado.</text:p>
            </text:list-item>
            <text:list-item>
              <text:p text:style-name="P33">Gestionar su carro de la compra, lo que incluye añadir y borrar productos y pagar el contenido.</text:p>
            </text:list-item>
            <text:list-item>
              <text:p text:style-name="P34">Al pagar el contenido de un carrito deberá añadir los datos de facturación y de envío.</text:p>
            </text:list-item>
            <text:list-item>
              <text:p text:style-name="P35">Hacer una puja en una subasta<text:s/>y pagar la puja si al terminar la subasta es el ganador.</text:p>
            </text:list-item>
            <text:list-item>
              <text:p text:style-name="P36">Pagar el precio de compra instantánea de una subasta y llevarse el objeto de manera inmediata.</text:p>
            </text:list-item>
            <text:list-item>
              <text:p text:style-name="P37">Listar sus compras pasadas.</text:p>
            </text:list-item>
            <text:list-item>
              <text:p text:style-name="P38">Listar las ventas de sus productos y poder acceder a los datos del comprador de cada una de ellas.</text:p>
            </text:list-item>
            <text:list-item>
              <text:p text:style-name="P39">Listar las subastas en las que participa o a participado.</text:p>
            </text:list-item>
            <text:list-item>
              <text:p text:style-name="P40">Pagar por los servicios premium.<text:s/>Los servicios premium de los usuarios incluyen tener un mayor número de anuncios simultáneos y evitar los banners publicitarios.</text:p>
            </text:list-item>
          </text:list>
        </text:list-item>
        <text:list-item>
          <text:p text:style-name="P41">Un actor autentificado como comercio deberá poder.</text:p>
          <text:list text:continue-numbering="true">
            <text:list-item>
              <text:p text:style-name="P42">Gestionar sus anuncios exprés, de subasta y de tienda, lo que incluye crearlos, listarlos, editarlos y borrarlos. Solo los anuncios de tienda pueden ser editados una vez publicados.<text:s/></text:p>
            </text:list-item>
            <text:list-item>
              <text:p text:style-name="P43">Listar las ventas de sus productos<text:s/>pudiendo<text:s/>acceder a los datos del comprador<text:s/>y editar el estado<text:s/>de cada una de ellas.</text:p>
            </text:list-item>
            <text:list-item>
              <text:p text:style-name="P44">Pagar por los servicios premium.<text:s/>Los servicios premium de comercios incluyen tener un mayor número de anuncios simultáneos, evitar los banners publicitarios y la posibilidad de que uno de sus anuncios aparezca publicitado para los actores no premium.</text:p>
            </text:list-item>
          </text:list>
        </text:list-item>
      </text:list>
      <text:p text:style-name="P45"/>
      <text:h text:style-name="Título1" text:outline-level="1"><text:span text:style-name="T46">Requisitos no funcionales</text:span></text:h>
      <text:list text:style-name="LFO1" text:continue-numbering="true">
        <text:list-item>
          <text:p text:style-name="P47">El sistema debe estar disponible en inglés y español.</text:p>
        </text:list-item>
        <text:list-item>
          <text:p text:style-name="P48">El sistema funcionará en España, por lo que debe cumplir las regulaciones españolas.</text:p>
        </text:list-item>
        <text:list-item>
          <text:p text:style-name="P49">El sistema debe ser lo más eficiente que sea posible.</text:p>
        </text:list-item>
        <text:list-item>
          <text:p text:style-name="P50">No es necesario que el sistema guarde las<text:s/>fotos, pero si las URL de sistemas de almacenamientos externos como Flickr.com o Pinterest.com.</text:p>
        </text:list-item>
        <text:list-item>
          <text:p text:style-name="P51">El documento de “Términos y Condiciones” debe hacer explicito las razones por las que un usuario puede ser baneado o un anuncio borrado por un administrador o moderador.</text:p>
        </text:list-item>
        <text:list-item>
          <text:p text:style-name="P52">El pago de todas las compras del sistema debe ser por PayPal.</text:p>
        </text:list-item>
        <text:list-item>
          <text:p text:style-name="P53">Cuando un usuario efectúe un pago debe cargar por defecto los datos de facturación y de envío de su último pago.</text:p>
        </text:list-item>
      </text:list>
      <text:p text:style-name="P54"/>
      <text:p text:style-name="P55">&lt;<text:s/>Galería Imgur,<text:s/>Avisos por email, Detectar addblock, disqus, Django<text:s/>&gt;</text:p>
      <text:p text:style-name="P56"/>
      <text:p text:style-name="P57"/>
      <text:p text:style-name="P58"/>
      <text:p text:style-name="P59"/>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05T16:33:00Z</meta:creation-date>
    <dc:date>2018-04-05T20:28:00Z</dc:date>
    <meta:template xlink:href="Normal.dotm" xlink:type="simple"/>
    <meta:editing-cycles>5</meta:editing-cycles>
    <meta:editing-duration>PT14100S</meta:editing-duration>
    <meta:document-statistic meta:page-count="3" meta:paragraph-count="13" meta:word-count="1010" meta:character-count="6758" meta:row-count="48" meta:non-whitespace-character-count="5761"/>
  </office:meta>
</office:document-meta>
</file>